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SUN5.2" svg:font-family="SUN5.2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48.7pt"/>
    </style:style>
    <style:style style:name="co3" style:family="table-column">
      <style:table-column-properties fo:break-before="auto" style:column-width="107.89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39.91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85.41pt"/>
    </style:style>
    <style:style style:name="co8" style:family="table-column">
      <style:table-column-properties fo:break-before="auto" style:column-width="102.84pt"/>
    </style:style>
    <style:style style:name="co9" style:family="table-column">
      <style:table-column-properties fo:break-before="auto" style:column-width="91.45pt"/>
    </style:style>
    <style:style style:name="co10" style:family="table-column">
      <style:table-column-properties fo:break-before="auto" style:column-width="99.84pt"/>
    </style:style>
    <style:style style:name="co11" style:family="table-column">
      <style:table-column-properties fo:break-before="auto" style:column-width="73.39pt"/>
    </style:style>
    <style:style style:name="co12" style:family="table-column">
      <style:table-column-properties fo:break-before="auto" style:column-width="48.95pt"/>
    </style:style>
    <style:style style:name="co13" style:family="table-column">
      <style:table-column-properties fo:break-before="auto" style:column-width="53.74pt"/>
    </style:style>
    <style:style style:name="co14" style:family="table-column">
      <style:table-column-properties fo:break-before="auto" style:column-width="86.85pt"/>
    </style:style>
    <style:style style:name="co15" style:family="table-column">
      <style:table-column-properties fo:break-before="auto" style:column-width="61.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" style:family="table-cell" style:parent-style-name="Default">
      <style:text-properties style:font-name="SUN5.2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SUN5.2" fo:font-size="26pt" fo:font-weight="normal" style:font-size-asian="26pt" style:font-weight-asian="bold" style:font-size-complex="26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2" fo:font-size="26pt" fo:font-weight="normal" style:font-size-asian="72pt" style:font-weight-asian="bold" style:font-size-complex="7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26pt" style:font-weight-asian="bold" style:font-size-complex="2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font-name="Arial Black1" fo:font-size="14pt" fo:font-weight="900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 Black1" fo:font-size="14pt" fo:font-weight="900" style:font-size-asian="18pt" style:font-size-complex="18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 Black1" fo:font-size="14pt" fo:font-weight="900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Arial Black1" fo:font-size="14pt" fo:font-weight="900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tempacts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Day,su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hurt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Land,space,ground,ear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Very 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lant,tree,woo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aigh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Ins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in,hurt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,rescue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r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Happy,jo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ert,wilderness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lant,tree,wo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ounta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rown,ruler,king,ear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ll,who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ant,ignorance,confus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Plant,tree,wood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ree,freedom</text:p>
          </table:table-cell>
          <table:table-cell office:value-type="string" calcext:value-type="string">
            <text:p>Hea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et,water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5" office:value-type="string" calcext:value-type="string">
            <text:p></text:p>
          </table:table-cell>
          <table:table-cell table:style-name="ce7" office:value-type="string" calcext:value-type="string">
            <text:p>believer</text:p>
          </table:table-cell>
          <table:table-cell table:style-name="ce7" office:value-type="string" calcext:value-type="string">
            <text:p>eb90</text:p>
          </table:table-cell>
          <table:table-cell table:style-name="ce8" office:value-type="string" calcext:value-type="string">
            <text:p>Acts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number-columns-repeated="9"/>
        </table:table-row>
        <table:table-row table:style-name="ro2">
          <table:table-cell table:style-name="ce3"/>
          <table:table-cell table:style-name="ce6" office:value-type="string" calcext:value-type="string">
            <text:p></text:p>
          </table:table-cell>
          <table:table-cell table:style-name="ce7" office:value-type="string" calcext:value-type="string">
            <text:p>Believer</text:p>
          </table:table-cell>
          <table:table-cell table:style-name="ce7" office:value-type="string" calcext:value-type="string">
            <text:p>eb90</text:p>
          </table:table-cell>
          <table:table-cell table:style-name="ce9" office:value-type="string" calcext:value-type="string">
            <text:p>Acts</text:p>
          </table:table-cell>
          <table:table-cell table:style-name="ce11" office:value-type="float" office:value="2" calcext:value-type="float">
            <text:p>2</text:p>
          </table:table-cell>
          <table:table-cell table:style-name="ce12" table:number-columns-repeated="9"/>
        </table:table-row>
        <table:table-row table:style-name="ro1">
          <table:table-cell/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War,fight,bat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oon,nigh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lant,tree,woo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wn,ruler,king,lor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hair,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Fire,hot,he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rown,ruler.king,lord</text:p>
          </table:table-cell>
          <table:table-cell office:value-type="string" calcext:value-type="string">
            <text:p>Cro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and,space,ground,ear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al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ow,knowled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n,da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Land,space,ground,ear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space,ground,eart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aigh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aigh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Night,moon</text:p>
          </table:table-cell>
          <table:table-cell office:value-type="string" calcext:value-type="string">
            <text:p>Land,space,ground,ear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Plant,tree,wo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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night,mo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w,to pla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lant,tree,woo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op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up,drin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</text:p>
          </table:table-cell>
          <table:table-cell office:value-type="string" calcext:value-type="string">
            <text:p>Dorcu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or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et,wa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orse</text:p>
          </table:table-cell>
          <table:table-cell table:number-columns-repeated="4"/>
          <table:table-cell office:value-type="string" calcext:value-type="string">
            <text:p>Hamor(syn)</text:p>
          </table:table-cell>
        </table:table-row>
        <table:table-row table:style-name="ro1">
          <table:table-cell/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Purpose,because,reason,therefo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Moon,night</text:p>
          </table:table-cell>
          <table:table-cell office:value-type="string" calcext:value-type="string">
            <text:p>Land,space,ground,ear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</text:p>
          </table:table-cell>
          <table:table-cell office:value-type="string" calcext:value-type="string">
            <text:p>Euth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st,lie down,sle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ppy,jo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Land,space,ground,earth</text:p>
          </table:table-cell>
          <table:table-cell table:number-columns-repeated="5"/>
          <table:table-cell office:value-type="string" calcext:value-type="string">
            <text:p>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ney,wealth,wealth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,wheat</text:p>
          </table:table-cell>
          <table:table-cell office:value-type="string" calcext:value-type="string">
            <text:p>Land,space,ground,earth</text:p>
          </table:table-cell>
          <table:table-cell table:number-columns-repeated="5"/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Backw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Plant,tree,woo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</text:p>
          </table:table-cell>
          <table:table-cell office:value-type="string" calcext:value-type="string">
            <text:p>Freedma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ppy,jo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up,drin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orse</text:p>
          </table:table-cell>
          <table:table-cell table:number-columns-repeated="4"/>
          <table:table-cell office:value-type="string" calcext:value-type="string">
            <text:p>Emmor(syn)</text:p>
          </table:table-cell>
        </table:table-row>
        <table:table-row table:style-name="ro1">
          <table:table-cell/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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,travel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et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tiful,beauty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a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ighteous,righteousnes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Book,read,lear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Day,su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ire heat,ho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Lead,leader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ve,over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</text:p>
          </table:table-cell>
          <table:table-cell office:value-type="string" calcext:value-type="string">
            <text:p>Mesopotamis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</text:p>
          </table:table-cell>
          <table:table-cell office:value-type="string" calcext:value-type="string">
            <text:p>Midia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,se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h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,tree,wood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Crown,ruler,king,lo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</text:p>
          </table:table-cell>
          <table:table-cell office:value-type="string" calcext:value-type="string">
            <text:p>Nic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War,fight,bat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</text:p>
          </table:table-cell>
          <table:table-cell office:value-type="string" calcext:value-type="string">
            <text:p>Pamphylis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Land,space,ground,ear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eous,righteousnes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cause,purpose,reason,therefor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Land,space,ground,ear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,n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ing,son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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rt,so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ire,heat,hot</text:p>
          </table:table-cell>
          <table:table-cell office:value-type="string" calcext:value-type="string">
            <text:p>Col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r,ear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Love,compass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sk,questio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e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</text:p>
          </table:table-cell>
          <table:table-cell office:value-type="string" calcext:value-type="string">
            <text:p>Plant,tree,woo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w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Day,su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rl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a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lant,tree,woo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Fire,hot,he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o,travel</text:p>
          </table:table-cell>
          <table:table-cell office:value-type="string" calcext:value-type="string">
            <text:p>Wi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Scripture,Bible,Word of God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ynagog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wn,ruler,king,lor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Because,purpose,reason,therefor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t,w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travel</text:p>
          </table:table-cell>
          <table:table-cell office:value-type="string" calcext:value-type="string">
            <text:p>Build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Deceive,deception.false,lead astray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tioned,ask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ail,triumph,victory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eceive,deception,false,lead astra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Chair,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e,smell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Crown.ruler.king.lord</text:p>
          </table:table-cell>
          <table:table-cell office:value-type="string" calcext:value-type="string">
            <text:p>Swo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ok read,lear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Work,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Sm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 table:number-rows-repeated="1048184">
          <table:table-cell table:number-columns-repeated="15"/>
        </table:table-row>
        <table:table-row table:style-name="ro3" table:number-rows-repeated="150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  <table:database-ranges>
        <table:database-range table:name="__Anonymous_Sheet_DB__0" table:target-range-address="tempacts1.A1:tempacts1.O2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SUN5.2" svg:font-family="SUN5.2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7:42:09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17:59:59.311000000</dc:date>
    <meta:editing-duration>PT27M24S</meta:editing-duration>
    <meta:editing-cycles>8</meta:editing-cycles>
    <meta:generator>LibreOffice/6.2.0.3$Windows_X86_64 LibreOffice_project/98c6a8a1c6c7b144ce3cc729e34964b47ce25d62</meta:generator>
    <meta:document-statistic meta:table-count="1" meta:cell-count="1963" meta:object-count="0"/>
  </office:meta>
</office:document-meta>
</file>